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/>
      <style:text-properties fo:language="en" fo:country="GB"/>
    </style:style>
    <style:style style:name="T3" style:parent-style-name="Hyperlink" style:family="text">
      <style:text-properties fo:language="en" fo:country="GB"/>
    </style:style>
    <style:style style:name="T4" style:parent-style-name="Standardskrifttypeiafsnit" style:family="text">
      <style:text-properties fo:language="en" fo:country="GB"/>
    </style:style>
    <style:style style:name="P5" style:parent-style-name="Normal" style:family="paragraph">
      <style:text-properties fo:font-weight="bold" style:font-weight-asian="bold" fo:language="en" fo:country="GB"/>
    </style:style>
    <style:style style:name="P6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7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8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9" style:parent-style-name="NormalWeb" style:family="paragraph">
      <style:paragraph-properties fo:margin-top="0in" fo:margin-bottom="0in"/>
    </style:style>
    <style:style style:name="T10" style:parent-style-name="Standardskrifttypeiafsnit" style:family="text">
      <style:text-properties style:font-name="Calibri" style:font-name-complex="Calibri" fo:font-size="11pt" style:font-size-asian="11pt" style:font-size-complex="11pt" fo:language="en" fo:country="GB"/>
    </style:style>
    <style:style style:name="T11" style:parent-style-name="Hyperlink" style:family="text">
      <style:text-properties style:font-name="Calibri" style:font-name-complex="Calibri" fo:font-size="11pt" style:font-size-asian="11pt" style:font-size-complex="11pt" fo:language="en" fo:country="GB"/>
    </style:style>
    <style:style style:name="T12" style:parent-style-name="Standardskrifttypeiafsnit" style:family="text">
      <style:text-properties style:font-name="Calibri" style:font-name-complex="Calibri" fo:font-size="11pt" style:font-size-asian="11pt" style:font-size-complex="11pt" fo:language="en" fo:country="GB"/>
    </style:style>
    <style:style style:name="P13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14" style:parent-style-name="Overskrift2" style:family="paragraph">
      <style:text-properties fo:language="en" fo:country="GB"/>
    </style:style>
    <style:style style:name="P15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P16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P17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P18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19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20" style:parent-style-name="Overskrift2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T22" style:parent-style-name="Hyperlink" style:family="text">
      <style:text-properties fo:language="en" fo:country="GB"/>
    </style:style>
    <style:style style:name="T23" style:parent-style-name="Hyperlink" style:family="text">
      <style:text-properties fo:language="en" fo:country="GB"/>
    </style:style>
    <style:style style:name="T24" style:parent-style-name="Hyperlink" style:family="text">
      <style:text-properties fo:language="en" fo:country="GB"/>
    </style:style>
    <style:style style:name="P25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P26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27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28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29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P30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TableColumn32" style:family="table-column">
      <style:table-column-properties style:column-width="6.693in" style:use-optimal-column-width="false"/>
    </style:style>
    <style:style style:name="Table31" style:family="table">
      <style:table-properties style:width="6.6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35" style:parent-style-name="Standardskrifttypeiafsnit" style:family="text">
      <style:text-properties style:font-name="Consolas" style:font-name-asian="Consolas" style:font-name-complex="Consolas" fo:color="#0000FF" fo:font-size="10.5pt" style:font-size-asian="10.5pt" style:font-size-complex="10.5pt" fo:language="en" fo:country="GB"/>
    </style:style>
    <style:style style:name="T36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37" style:parent-style-name="Standardskrifttypeiafsnit" style:family="text">
      <style:text-properties style:font-name="Consolas" style:font-name-asian="Consolas" style:font-name-complex="Consolas" fo:color="#001080" fo:font-size="10.5pt" style:font-size-asian="10.5pt" style:font-size-complex="10.5pt" fo:language="en" fo:country="GB"/>
    </style:style>
    <style:style style:name="P38" style:parent-style-name="Normal" style:family="paragraph">
      <style:paragraph-properties fo:line-height="0.1979in"/>
      <style:text-properties style:font-name-asian="Yu Mincho" style:font-name-complex="Arial" fo:color="#000000" fo:font-size="10.5pt" style:font-size-asian="10.5pt" style:font-size-complex="10.5pt" fo:language="en" fo:country="GB"/>
    </style:style>
    <style:style style:name="TableColumn40" style:family="table-column">
      <style:table-column-properties style:column-width="6.693in" style:use-optimal-column-width="false"/>
    </style:style>
    <style:style style:name="Table39" style:family="table">
      <style:table-properties style:width="6.69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0.1979in"/>
    </style:style>
    <style:style style:name="T44" style:parent-style-name="Standardskrifttypeiafsnit" style:family="text">
      <style:text-properties style:font-name="Consolas" style:font-name-asian="Consolas" style:font-name-complex="Consolas" fo:color="#001080" fo:font-size="10.5pt" style:font-size-asian="10.5pt" style:font-size-complex="10.5pt" fo:language="en" fo:country="GB"/>
    </style:style>
    <style:style style:name="T45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46" style:parent-style-name="Standardskrifttypeiafsnit" style:family="text">
      <style:text-properties style:font-name="Consolas" style:font-name-asian="Consolas" style:font-name-complex="Consolas" fo:color="#795E26" fo:font-size="10.5pt" style:font-size-asian="10.5pt" style:font-size-complex="10.5pt" fo:language="en" fo:country="GB"/>
    </style:style>
    <style:style style:name="T47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48" style:parent-style-name="Standardskrifttypeiafsnit" style:family="text">
      <style:text-properties style:font-name="Consolas" style:font-name-asian="Consolas" style:font-name-complex="Consolas" fo:color="#A31515" fo:font-size="10.5pt" style:font-size-asian="10.5pt" style:font-size-complex="10.5pt" fo:language="en" fo:country="GB"/>
    </style:style>
    <style:style style:name="T49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P50" style:parent-style-name="Normal" style:family="paragraph">
      <style:paragraph-properties fo:margin-bottom="0in"/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P51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TableColumn53" style:family="table-column">
      <style:table-column-properties style:column-width="6.693in" style:use-optimal-column-width="false"/>
    </style:style>
    <style:style style:name="Table52" style:family="table">
      <style:table-properties style:width="6.69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0.1979in"/>
    </style:style>
    <style:style style:name="T57" style:parent-style-name="Standardskrifttypeiafsnit" style:family="text">
      <style:text-properties style:font-name="Consolas" style:font-name-asian="Consolas" style:font-name-complex="Consolas" fo:color="#0000FF" fo:font-size="10.5pt" style:font-size-asian="10.5pt" style:font-size-complex="10.5pt" fo:language="en" fo:country="GB"/>
    </style:style>
    <style:style style:name="T58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59" style:parent-style-name="Standardskrifttypeiafsnit" style:family="text">
      <style:text-properties style:font-name="Consolas" style:font-name-asian="Consolas" style:font-name-complex="Consolas" fo:color="#001080" fo:font-size="10.5pt" style:font-size-asian="10.5pt" style:font-size-complex="10.5pt" fo:language="en" fo:country="GB"/>
    </style:style>
    <style:style style:name="T60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61" style:parent-style-name="Standardskrifttypeiafsnit" style:family="text">
      <style:text-properties style:font-name="Consolas" style:font-name-asian="Consolas" style:font-name-complex="Consolas" fo:color="#001080" fo:font-size="10.5pt" style:font-size-asian="10.5pt" style:font-size-complex="10.5pt" fo:language="en" fo:country="GB"/>
    </style:style>
    <style:style style:name="T62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63" style:parent-style-name="Standardskrifttypeiafsnit" style:family="text">
      <style:text-properties style:font-name="Consolas" style:font-name-asian="Consolas" style:font-name-complex="Consolas" fo:color="#795E26" fo:font-size="10.5pt" style:font-size-asian="10.5pt" style:font-size-complex="10.5pt" fo:language="en" fo:country="GB"/>
    </style:style>
    <style:style style:name="T64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65" style:parent-style-name="Standardskrifttypeiafsnit" style:family="text">
      <style:text-properties style:font-name="Consolas" style:font-name-asian="Consolas" style:font-name-complex="Consolas" fo:color="#A31515" fo:font-size="10.5pt" style:font-size-asian="10.5pt" style:font-size-complex="10.5pt" fo:language="en" fo:country="GB"/>
    </style:style>
    <style:style style:name="T66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P67" style:parent-style-name="Normal" style:family="paragraph">
      <style:paragraph-properties fo:margin-bottom="0in" fo:line-height="0.1979in"/>
    </style:style>
    <style:style style:name="T68" style:parent-style-name="Standardskrifttypeiafsnit" style:family="text">
      <style:text-properties style:font-name="Consolas" style:font-name-asian="Consolas" style:font-name-complex="Consolas" fo:color="#001080" fo:font-size="10.5pt" style:font-size-asian="10.5pt" style:font-size-complex="10.5pt" fo:language="en" fo:country="GB"/>
    </style:style>
    <style:style style:name="T69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70" style:parent-style-name="Standardskrifttypeiafsnit" style:family="text">
      <style:text-properties style:font-name="Consolas" style:font-name-asian="Consolas" style:font-name-complex="Consolas" fo:color="#795E26" fo:font-size="10.5pt" style:font-size-asian="10.5pt" style:font-size-complex="10.5pt" fo:language="en" fo:country="GB"/>
    </style:style>
    <style:style style:name="T71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72" style:parent-style-name="Standardskrifttypeiafsnit" style:family="text">
      <style:text-properties style:font-name="Consolas" style:font-name-asian="Consolas" style:font-name-complex="Consolas" fo:color="#001080" fo:font-size="10.5pt" style:font-size-asian="10.5pt" style:font-size-complex="10.5pt" fo:language="en" fo:country="GB"/>
    </style:style>
    <style:style style:name="T73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P74" style:parent-style-name="NormalWeb" style:family="paragraph">
      <style:paragraph-properties fo:margin-top="0in" fo:margin-bottom="0in"/>
      <style:text-properties style:font-name="Calibri" style:font-name-asian="Calibri" fo:font-size="11pt" style:font-size-asian="11pt" style:font-size-complex="11pt" fo:language="en" fo:country="GB" style:language-asian="en" style:country-asian="US"/>
    </style:style>
    <style:style style:name="P75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US"/>
    </style:style>
    <style:style style:name="P76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US"/>
    </style:style>
    <style:style style:name="TableColumn78" style:family="table-column">
      <style:table-column-properties style:column-width="6.693in" style:use-optimal-column-width="false"/>
    </style:style>
    <style:style style:name="Table77" style:family="table">
      <style:table-properties style:width="6.6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0.1979in"/>
    </style:style>
    <style:style style:name="T82" style:parent-style-name="Standardskrifttypeiafsnit" style:family="text">
      <style:text-properties style:font-name="Consolas" style:font-name-asian="Consolas" style:font-name-complex="Consolas" fo:color="#0000FF" fo:font-size="10.5pt" style:font-size-asian="10.5pt" style:font-size-complex="10.5pt" fo:language="en" fo:country="GB"/>
    </style:style>
    <style:style style:name="T83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84" style:parent-style-name="Standardskrifttypeiafsnit" style:family="text">
      <style:text-properties style:font-name="Consolas" style:font-name-asian="Consolas" style:font-name-complex="Consolas" fo:color="#001080" fo:font-size="10.5pt" style:font-size-asian="10.5pt" style:font-size-complex="10.5pt" fo:language="en" fo:country="GB"/>
    </style:style>
    <style:style style:name="T85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86" style:parent-style-name="Standardskrifttypeiafsnit" style:family="text">
      <style:text-properties style:font-name="Consolas" style:font-name-asian="Consolas" style:font-name-complex="Consolas" fo:color="#001080" fo:font-size="10.5pt" style:font-size-asian="10.5pt" style:font-size-complex="10.5pt" fo:language="en" fo:country="GB"/>
    </style:style>
    <style:style style:name="T87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88" style:parent-style-name="Standardskrifttypeiafsnit" style:family="text">
      <style:text-properties style:font-name="Consolas" style:font-name-asian="Consolas" style:font-name-complex="Consolas" fo:color="#795E26" fo:font-size="10.5pt" style:font-size-asian="10.5pt" style:font-size-complex="10.5pt" fo:language="en" fo:country="GB"/>
    </style:style>
    <style:style style:name="T89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T90" style:parent-style-name="Standardskrifttypeiafsnit" style:family="text">
      <style:text-properties style:font-name="Consolas" style:font-name-asian="Consolas" style:font-name-complex="Consolas" fo:color="#A31515" fo:font-size="10.5pt" style:font-size-asian="10.5pt" style:font-size-complex="10.5pt" fo:language="en" fo:country="GB"/>
    </style:style>
    <style:style style:name="T91" style:parent-style-name="Standardskrifttypeiafsnit" style:family="text">
      <style:text-properties style:font-name="Consolas" style:font-name-asian="Consolas" style:font-name-complex="Consolas" fo:color="#000000" fo:font-size="10.5pt" style:font-size-asian="10.5pt" style:font-size-complex="10.5pt" fo:language="en" fo:country="GB"/>
    </style:style>
    <style:style style:name="P92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US"/>
    </style:style>
    <style:style style:name="P93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US"/>
    </style:style>
    <style:style style:name="P94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US"/>
    </style:style>
    <style:style style:name="P95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US"/>
    </style:style>
    <style:style style:name="P96" style:parent-style-name="Listeafsnit" style:family="paragraph"/>
    <style:style style:name="P97" style:parent-style-name="Listeafsnit" style:family="paragraph"/>
    <style:style style:name="P98" style:parent-style-name="Listeafsnit" style:family="paragraph">
      <style:paragraph-properties fo:margin-left="0in">
        <style:tab-stops/>
      </style:paragraph-properties>
      <style:text-properties fo:language="en" fo:country="US"/>
    </style:style>
    <style:style style:name="P99" style:parent-style-name="Overskrift2" style:family="paragraph">
      <style:text-properties fo:language="en" fo:country="US"/>
    </style:style>
    <style:style style:name="P100" style:parent-style-name="Overskrift2" style:family="paragraph">
      <style:text-properties fo:language="en" fo:country="GB"/>
    </style:style>
    <style:style style:name="P101" style:parent-style-name="Normal" style:family="paragraph">
      <style:text-properties fo:language="en" fo:country="GB"/>
    </style:style>
    <style:style style:name="P102" style:parent-style-name="Listeafsnit" style:family="paragraph">
      <style:text-properties fo:language="en" fo:country="GB"/>
    </style:style>
    <style:style style:name="P103" style:parent-style-name="Listeafsnit" style:family="paragraph">
      <style:text-properties fo:language="en" fo:country="GB"/>
    </style:style>
    <style:style style:name="P104" style:parent-style-name="Listeafsnit" style:family="paragraph">
      <style:text-properties fo:language="en" fo:country="GB"/>
    </style:style>
    <style:style style:name="P105" style:parent-style-name="Normal" style:family="paragraph">
      <style:text-properties fo:language="en" fo:country="GB"/>
    </style:style>
    <style:style style:name="P106" style:parent-style-name="Overskrift2" style:family="paragraph">
      <style:text-properties fo:language="en" fo:country="GB"/>
    </style:style>
    <style:style style:name="T107" style:parent-style-name="Standardskrifttypeiafsnit" style:family="text">
      <style:text-properties fo:language="en" fo:country="US"/>
    </style:style>
    <style:style style:name="T108" style:parent-style-name="Hyperlink" style:family="text">
      <style:text-properties fo:language="en" fo:country="US"/>
    </style:style>
    <style:style style:name="T109" style:parent-style-name="Standardskrifttypeiafsnit" style:family="text">
      <style:text-properties fo:language="en" fo:country="US"/>
    </style:style>
    <style:style style:name="T110" style:parent-style-name="Standardskrifttypeiafsnit" style:family="text">
      <style:text-properties fo:language="en" fo:country="US"/>
    </style:style>
    <style:style style:name="T111" style:parent-style-name="Hyperlink" style:family="text">
      <style:text-properties fo:language="en" fo:country="US"/>
    </style:style>
    <style:style style:name="T112" style:parent-style-name="Standardskrifttypeiafsnit" style:family="text">
      <style:text-properties fo:language="en" fo:country="US"/>
    </style:style>
    <style:style style:name="P113" style:parent-style-name="Normal" style:family="paragraph">
      <style:text-properties fo:language="en" fo:country="GB"/>
    </style:style>
    <style:style style:name="P114" style:parent-style-name="Normal" style:family="paragraph">
      <style:text-properties fo:language="en" fo:country="GB"/>
    </style:style>
    <style:style style:name="P115" style:parent-style-name="Normal" style:family="paragraph">
      <style:text-properties fo:language="en" fo:country="US"/>
    </style:style>
    <style:style style:name="P116" style:parent-style-name="Overskrift2" style:family="paragraph">
      <style:text-properties fo:language="en" fo:country="GB"/>
    </style:style>
    <style:style style:name="T117" style:parent-style-name="Standardskrifttypeiafsnit" style:family="text">
      <style:text-properties fo:language="en" fo:country="US"/>
    </style:style>
    <style:style style:name="T118" style:parent-style-name="Hyperlink" style:family="text">
      <style:text-properties fo:language="en" fo:country="US"/>
    </style:style>
    <style:style style:name="T119" style:parent-style-name="Hyperlink" style:family="text">
      <style:text-properties fo:language="en" fo:country="US"/>
    </style:style>
    <style:style style:name="T120" style:parent-style-name="Hyperlink" style:family="text">
      <style:text-properties fo:language="en" fo:country="US"/>
    </style:style>
    <style:style style:name="T121" style:parent-style-name="Hyperlink" style:family="text">
      <style:text-properties fo:language="en" fo:country="US"/>
    </style:style>
    <style:style style:name="T122" style:parent-style-name="Hyperlink" style:family="text">
      <style:text-properties fo:language="en" fo:country="US"/>
    </style:style>
    <style:style style:name="P123" style:parent-style-name="Listeafsnit" style:family="paragraph">
      <style:text-properties fo:language="en" fo:country="GB"/>
    </style:style>
    <style:style style:name="P124" style:parent-style-name="Listeafsnit" style:family="paragraph">
      <style:text-properties fo:language="en" fo:country="GB"/>
    </style:style>
    <style:style style:name="P125" style:parent-style-name="Listeafsnit" style:family="paragraph">
      <style:text-properties fo:language="en" fo:country="GB"/>
    </style:style>
    <style:style style:name="P126" style:parent-style-name="Listeafsnit" style:family="paragraph"/>
    <style:style style:name="T127" style:parent-style-name="Standardskrifttypeiafsnit" style:family="text">
      <style:text-properties fo:language="en" fo:country="GB"/>
    </style:style>
    <style:style style:name="T128" style:parent-style-name="Standardskrifttypeiafsnit" style:family="text">
      <style:text-properties fo:font-weight="bold" style:font-weight-asian="bold" style:font-weight-complex="bold" fo:language="en" fo:country="GB"/>
    </style:style>
    <style:style style:name="T129" style:parent-style-name="Standardskrifttypeiafsnit" style:family="text">
      <style:text-properties fo:language="en" fo:country="GB"/>
    </style:style>
    <style:style style:name="P130" style:parent-style-name="Listeafsnit" style:family="paragraph"/>
    <style:style style:name="T131" style:parent-style-name="Standardskrifttypeiafsnit" style:family="text">
      <style:text-properties fo:language="en" fo:country="GB"/>
    </style:style>
    <style:style style:name="T132" style:parent-style-name="Standardskrifttypeiafsnit" style:family="text">
      <style:text-properties fo:font-weight="bold" style:font-weight-asian="bold" style:font-weight-complex="bold" fo:language="en" fo:country="GB"/>
    </style:style>
    <style:style style:name="T133" style:parent-style-name="Standardskrifttypeiafsnit" style:family="text">
      <style:text-properties fo:language="en" fo:country="GB"/>
    </style:style>
    <style:style style:name="P134" style:parent-style-name="Listeafsnit" style:family="paragraph">
      <style:text-properties fo:language="en" fo:country="GB"/>
    </style:style>
    <style:style style:name="P135" style:parent-style-name="Listeafsnit" style:family="paragraph">
      <style:text-properties fo:language="en" fo:country="GB"/>
    </style:style>
    <style:style style:name="P136" style:parent-style-name="Listeafsnit" style:family="paragraph">
      <style:text-properties fo:language="en" fo:country="GB"/>
    </style:style>
    <style:style style:name="P137" style:parent-style-name="Normal" style:family="paragraph">
      <style:paragraph-properties fo:margin-left="0.75in">
        <style:tab-stops/>
      </style:paragraph-properties>
      <style:text-properties fo:language="en" fo:country="GB"/>
    </style:style>
    <style:style style:name="P138" style:parent-style-name="Listeafsnit" style:family="paragraph">
      <style:text-properties fo:language="en" fo:country="GB"/>
    </style:style>
    <style:style style:name="P139" style:parent-style-name="Overskrift2" style:family="paragraph">
      <style:text-properties fo:language="en" fo:country="GB"/>
    </style:style>
    <style:style style:name="P140" style:parent-style-name="Normal" style:family="paragraph">
      <style:text-properties fo:language="en" fo:country="GB"/>
    </style:style>
    <style:style style:name="P141" style:parent-style-name="Normal" style:family="paragraph">
      <style:text-properties fo:language="en" fo:country="GB"/>
    </style:style>
    <style:style style:name="T142" style:parent-style-name="Standardskrifttypeiafsnit" style:family="text">
      <style:text-properties fo:language="en" fo:country="US"/>
    </style:style>
    <style:style style:name="T143" style:parent-style-name="Standardskrifttypeiafsnit" style:family="text">
      <style:text-properties fo:language="en" fo:country="US"/>
    </style:style>
    <style:style style:name="T144" style:parent-style-name="Standardskrifttypeiafsnit" style:family="text">
      <style:text-properties fo:language="en" fo:country="GB"/>
    </style:style>
    <style:style style:name="T145" style:parent-style-name="Standardskrifttypeiafsnit" style:family="text">
      <style:text-properties fo:language="en" fo:country="US"/>
    </style:style>
    <style:style style:name="T146" style:parent-style-name="Standardskrifttypeiafsnit" style:family="text">
      <style:text-properties fo:language="en" fo:country="US"/>
    </style:style>
    <style:style style:name="T147" style:parent-style-name="Hyperlink" style:family="text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Overskrift2" style:family="paragraph">
      <style:text-properties fo:language="en" fo:country="GB"/>
    </style:style>
    <style:style style:name="T150" style:parent-style-name="Hyperlink" style:family="text">
      <style:text-properties fo:language="en" fo:country="GB"/>
    </style:style>
    <style:style style:name="P151" style:parent-style-name="Normal" style:family="paragraph">
      <style:text-properties fo:language="en" fo:country="GB"/>
    </style:style>
    <style:style style:name="P152" style:parent-style-name="Listeafsnit" style:family="paragraph">
      <style:text-properties fo:language="en" fo:country="US"/>
    </style:style>
    <style:style style:name="P153" style:parent-style-name="Overskrift2" style:family="paragraph">
      <style:text-properties fo:language="en" fo:country="GB"/>
    </style:style>
    <style:style style:name="P154" style:parent-style-name="Normal" style:family="paragraph">
      <style:text-properties fo:language="en" fo:country="GB"/>
    </style:style>
    <style:style style:name="P155" style:parent-style-name="Normal" style:family="paragraph">
      <style:text-properties fo:language="en" fo:country="GB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Exercise: the DOM (Document Object Model) and JavaScript</text:h>
      <text:p text:style-name="Normal"><text:a xlink:href="https://github.com/2025F-zealand/javascriptdomintro-Gorm42" office:target-frame-name="_top" xlink:show="replace"><text:span text:style-name="T3">https://github.com/2025F-zealand/javascriptdomintro-Gorm42</text:span></text:a><text:span text:style-name="T4"><text:s/></text:span></text:p>
      <text:p text:style-name="P5">Goal: to understand how to use the DOM and DOM methods and how to use the debugger in the browser</text:p>
      <text:p text:style-name="P6"/>
      <text:p text:style-name="P7">You must now work with the following methods to understand how to select<text:s/>items in the DOM.</text:p>
      <text:p text:style-name="P8"/>
      <text:p text:style-name="P9"><text:span text:style-name="T10">Look at<text:s/></text:span><text:a xlink:href="https://www.w3schools.com/jsref/dom_obj_all.asp" office:target-frame-name="_top" xlink:show="replace"><text:span text:style-name="T11">https://www.w3schools.com/jsref/dom_obj_all.asp</text:span></text:a><text:span text:style-name="T12"><text:s/>to get inspired for which property you have to use:</text:span></text:p>
      <text:p text:style-name="P13"/>
      <text:h text:style-name="P14" text:outline-level="2">Prerequisite:</text:h>
      <text:p text:style-name="P15"/>
      <text:list text:style-name="LFO1" text:continue-numbering="true">
        <text:list-item>
          <text:p text:style-name="P16">First clone the assignment repo from GitHub Classroom to your PC</text:p>
        </text:list-item>
        <text:list-item>
          <text:p text:style-name="P17">In the repo use the file “js/list.js” when you write your Javascript</text:p>
        </text:list-item>
      </text:list>
      <text:p text:style-name="P18"/>
      <text:p text:style-name="P19"> </text:p>
      <text:h text:style-name="P20" text:outline-level="2">Task 1) Test some methods that returns elements from the DOM</text:h>
      <text:p text:style-name="P21">You can set a breakpoint in Firefox (or another browser) in your<text:s/>code so you can see the result, or you can use console.log () and print out the variable into the console window of the browser:</text:p>
      <text:p text:style-name="Normal"><text:a xlink:href="https://www.w3schools.com/jsref/dom_obj_all.asp" office:target-frame-name="_top" xlink:show="replace"><text:span text:style-name="T22">https://www.w3schools.com/jsref/dom_ob</text:span><text:bookmark-start text:name="_Hlt192876834"/><text:bookmark-start text:name="_Hlt192876835"/><text:span text:style-name="T23">j</text:span><text:bookmark-end text:name="_Hlt192876834"/><text:bookmark-end text:name="_Hlt192876835"/><text:span text:style-name="T24">_all.asp</text:span></text:a></text:p>
      <text:p text:style-name="P25"/>
      <text:p text:style-name="P26">Try a method that return one element (node):<text:s/></text:p>
      <text:p text:style-name="P27"/>
      <text:list text:style-name="LFO2" text:continue-numbering="true">
        <text:list-item>
          <text:p text:style-name="P28">getElementById</text:p>
        </text:list-item>
      </text:list>
      <text:p text:style-name="P29"/>
      <text:p text:style-name="P30">First define a variable in javascript. Eg. <text:s/>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NormalWeb"><text:span text:style-name="T35">let</text:span><text:span text:style-name="T36"><text:s/></text:span><text:span text:style-name="T37">myElement</text:span></text:p>
          </table:table-cell>
        </table:table-row>
      </table:table>
      <text:p text:style-name="P38">And then try to return the value of a given node e.g</text:p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document</text:span><text:span text:style-name="T45">.</text:span><text:span text:style-name="T46">getElementById</text:span><text:span text:style-name="T47">(</text:span><text:span text:style-name="T48">"one"</text:span><text:span text:style-name="T49">);</text:span></text:p>
            <text:p text:style-name="P50"/>
          </table:table-cell>
        </table:table-row>
      </table:table>
      <text:p text:style-name="P51">The complete<text:s/>statements look like this</text:p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<text:span text:style-name="T57">let</text:span><text:span text:style-name="T58"><text:s/></text:span><text:span text:style-name="T59">myElement</text:span><text:span text:style-name="T60"><text:s/>=<text:s/></text:span><text:span text:style-name="T61">document</text:span><text:span text:style-name="T62">.</text:span><text:span text:style-name="T63">getElementById</text:span><text:span text:style-name="T64">(</text:span><text:span text:style-name="T65">"one"</text:span><text:span text:style-name="T66">);</text:span></text:p>
            <text:p text:style-name="P67"><text:span text:style-name="T68">console</text:span><text:span text:style-name="T69">.</text:span><text:span text:style-name="T70">log</text:span><text:span text:style-name="T71">(</text:span><text:span text:style-name="T72">myElement</text:span><text:span text:style-name="T73">);</text:span></text:p>
          </table:table-cell>
        </table:table-row>
      </table:table>
      <text:p text:style-name="P74"/>
      <text:p text:style-name="P75"/>
      <text:p text:style-name="P76">Some methods returns more than one element then . In the example below all the nodes that has the tagname “li” are returned</text:p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let</text:span><text:span text:style-name="T83"><text:s/></text:span><text:span text:style-name="T84">myList<text:s/></text:span><text:span text:style-name="T85">=<text:s/></text:span><text:span text:style-name="T86">document</text:span><text:span text:style-name="T87">.</text:span><text:span text:style-name="T88">getElementsByTagName</text:span><text:span text:style-name="T89">(</text:span><text:span text:style-name="T90">"li"</text:span><text:span text:style-name="T91">);</text:span></text:p>
          </table:table-cell>
        </table:table-row>
      </table:table>
      <text:p text:style-name="P92"/>
      <text:p text:style-name="P93"/>
      <text:p text:style-name="P94">Methods that return a list of elements(nodelist):</text:p>
      <text:p text:style-name="P95"/>
      <text:list text:style-name="LFO3" text:continue-numbering="true">
        <text:list-item>
          <text:p text:style-name="P96">getElementByClassName</text:p>
        </text:list-item>
        <text:list-item>
          <text:p text:style-name="P97">getElementByTagName</text:p>
        </text:list-item>
      </text:list>
      <text:p text:style-name="Listeafsnit"/>
      <text:p text:style-name="P98">Printout the variables to the console, also try to set a breakpoint in the browser</text:p>
      <text:h text:style-name="P99" text:outline-level="2"/>
      <text:h text:style-name="P100" text:outline-level="2">Task 2) Try to change/add an attribute</text:h>
      <text:p text:style-name="P101">Hint: use setAttribute at the element</text:p>
      <text:list text:style-name="LFO4" text:continue-numbering="true">
        <text:list-item>
          <text:p text:style-name="P102">Find a specific item, change the “class” attribute on this item<text:s/></text:p>
        </text:list-item>
        <text:list-item>
          <text:p text:style-name="P103">Find a specific item, add the attribute hidden= true” to hide the element I the browser</text:p>
        </text:list-item>
        <text:list-item>
          <text:p text:style-name="P104">Find a specific <text:s/>nodes, e.g. all items with class=” unhealty try to change the class attribute</text:p>
        </text:list-item>
      </text:list>
      <text:p text:style-name="P105"/>
      <text:h text:style-name="P106" text:outline-level="2">Task 3) Try to navigate in the DOM with parent / sibling:</text:h>
      <text:p text:style-name="Normal">ParentNode:<text:s/><text:a xlink:href="https://www.w3schools.com/jsref/prop_node_parentnode.asp" office:target-frame-name="_top" xlink:show="replace"><text:span text:style-name="Hyperlink">https://www.w3schools.com/jsref/prop_node_parentnode.asp</text:span></text:a></text:p>
      <text:p text:style-name="Normal"><text:span text:style-name="T107">FirstChild:<text:s/></text:span><text:a xlink:href="https://www.w3schools.com/jsref/prop_node_firstchild.asp" office:target-frame-name="_top" xlink:show="replace"><text:span text:style-name="T108">https://www.w3schools.com/jsref/prop_node_firstchild.asp</text:span></text:a><text:span text:style-name="T109"><text:s/>NB:use FirstElementChild</text:span></text:p>
      <text:p text:style-name="Normal"><text:span text:style-name="T110">LastChild:<text:s/></text:span><text:a xlink:href="https://www.w3schools.com/jsref/prop_node_lastchild.asp" office:target-frame-name="_top" xlink:show="replace"><text:span text:style-name="T111">https://www.w3schools.com/jsref/prop_node_lastchild.asp</text:span></text:a><text:span text:style-name="T112"><text:s text:c="2"/>NB: use LastElementChild</text:span></text:p>
      <text:p text:style-name="P113">Find an item in the list. Use the ParentNode to get the parent node<text:s/></text:p>
      <text:p text:style-name="P114">Find the FirstChild and LastChild in the list, try to change the class attribute to change the style so you can see that you have found the right node.</text:p>
      <text:p text:style-name="P115"><text:s/></text:p>
      <text:h text:style-name="P116" text:outline-level="2">Task 4) Add a new element to the DOM’en</text:h>
      <text:p text:style-name="Normal"><text:span text:style-name="T117">AppendChild:<text:s/></text:span><text:a xlink:href="https://www.w3schools.com/jsref/met_node_appendchild.asp" office:target-frame-name="_top" xlink:show="replace"><text:span text:style-name="T118">https://www.w3schools.com/jsref/met_n</text:span><text:bookmark-start text:name="_Hlt115947428"/><text:bookmark-start text:name="_Hlt115947429"/><text:span text:style-name="T119">o</text:span><text:bookmark-end text:name="_Hlt115947428"/><text:bookmark-end text:name="_Hlt115947429"/><text:span text:style-name="T120">de_app</text:span><text:bookmark-start text:name="_Hlt115947425"/><text:bookmark-start text:name="_Hlt115947426"/><text:span text:style-name="T121">e</text:span><text:bookmark-end text:name="_Hlt115947425"/><text:bookmark-end text:name="_Hlt115947426"/><text:span text:style-name="T122">ndchild.asp</text:span></text:a></text:p>
      <text:list text:style-name="LFO5" text:continue-numbering="true">
        <text:list-item>
          <text:p text:style-name="P123">Find the list in the DOM where the elements should be appended</text:p>
        </text:list-item>
        <text:list-item>
          <text:p text:style-name="P124">Create a new element</text:p>
          <text:list text:continue-numbering="true">
            <text:list-item>
              <text:p text:style-name="P125">Create a new “LI” element and assign it to a variable (using createElement(“li”))</text:p>
            </text:list-item>
            <text:list-item>
              <text:p text:style-name="P126"><text:span text:style-name="T127">Add the<text:s/></text:span><text:span text:style-name="T128">id</text:span><text:span text:style-name="T129"><text:s/>attribute to the new element (using setattribute(“”,””))</text:span></text:p>
            </text:list-item>
            <text:list-item>
              <text:p text:style-name="P130"><text:span text:style-name="T131">Add the<text:s/></text:span><text:span text:style-name="T132">class<text:s/></text:span><text:span text:style-name="T133">attribute to the new element <text:s/></text:span></text:p>
            </text:list-item>
            <text:list-item>
              <text:p text:style-name="P134">Create a new text node an assign it to a variable (createTextNode())</text:p>
            </text:list-item>
            <text:list-item>
              <text:p text:style-name="P135">Append the textNode to the “LI” element<text:s/></text:p>
            </text:list-item>
            <text:list-item>
              <text:p text:style-name="P136">Append the “LI” element to the list</text:p>
            </text:list-item>
          </text:list>
        </text:list-item>
      </text:list>
      <text:p text:style-name="P137"/>
      <text:p text:style-name="P138"/>
      <text:h text:style-name="P139" text:outline-level="2">Task 5) Add new elements to the list<text:s/></text:h>
      <text:p text:style-name="P140">Find the list (id=list) in the DOM<text:s/></text:p>
      <text:p text:style-name="P141">Create a new item for the list, add text, and id and class attributes</text:p>
      <text:soft-page-break/>
      <text:p text:style-name="Normal"><text:span text:style-name="T142">Try to navigate in<text:s/></text:span><text:span text:style-name="T143">your &lt;li&gt; elements with a loop.<text:s/></text:span><text:span text:style-name="T144">Try to insert a new elements at different places in the list.<text:s/></text:span><text:span text:style-name="T145">Should the element be inserted first in the list, last or in the middle ?<text:s/></text:span></text:p>
      <text:p text:style-name="Normal"><text:span text:style-name="T146">E.g Insert a node before another:<text:s/></text:span><text:a xlink:href="https://www.w3schools.com/jsref/met_node_insertbefore.asp" office:target-frame-name="_top" xlink:show="replace"><text:span text:style-name="T147">https://www.w3schools.com/jsref/met_node_insertbefore.asp</text:span></text:a></text:p>
      <text:p text:style-name="P148"/>
      <text:h text:style-name="P149" text:outline-level="2">Task 6) Delete a node in the DOM</text:h>
      <text:p text:style-name="Normal"><text:a xlink:href="https://www.w3schools.com/jsref/met_node_removechild.asp" office:target-frame-name="_top" xlink:show="replace"><text:span text:style-name="T150">https://www.w3schools.com/jsref/met_node_removechild.asp</text:span></text:a></text:p>
      <text:p text:style-name="P151">Delete one of the elements in the list.</text:p>
      <text:p text:style-name="P152"/>
      <text:h text:style-name="P153" text:outline-level="2">Task 7) Add your html own html file</text:h>
      <text:p text:style-name="P154">Add some html tags to your html file, remember to have some attributes¨</text:p>
      <text:p text:style-name="P155">Try to find the elements by your javascript code</text:p>
      <text:p text:style-name="P156"/>
      <text:p text:style-name="P157"/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905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da" style:country-asian="DK"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605E5C" fo:background-color="#E1DFDD"/>
    </style:style>
    <style:style style:name="Overskrift3Tegn" style:display-name="Overskrift 3 Tegn" style:family="text" style:parent-style-name="Standardskrifttypeiafsni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idehoved" style:display-name="Sidehoved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Standardskrifttypeiafsnit"/>
    <style:style style:name="Sidefod" style:display-name="Sidefod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Standardskrifttypeiafsnit"/>
    <style:style style:name="Heading1Char" style:display-name="Heading 1 Char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Standardskrifttypeiafsni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BesøgtLink" style:display-name="BesøgtLink" style:family="text" style:parent-style-name="Standardskrifttypeiafsni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P2" style:parent-style-name="Sidehoved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3.semester, intro to JavaScript and the DOM, Martin Kierkegaar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tin Kierkegaard</meta:initial-creator>
    <dc:creator>Gorm Wissing</dc:creator>
    <meta:creation-date>2024-09-30T09:28:00Z</meta:creation-date>
    <dc:date>2025-03-14T21:21:00Z</dc:date>
    <meta:template xlink:href="Normal" xlink:type="simple"/>
    <meta:editing-cycles>6</meta:editing-cycles>
    <meta:editing-duration>PT38640S</meta:editing-duration>
    <meta:document-statistic meta:page-count="3" meta:paragraph-count="8" meta:word-count="609" meta:character-count="4316" meta:row-count="30" meta:non-whitespace-character-count="3715"/>
  </office:meta>
</office:document-meta>
</file>